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color="#800000" fo:font-size="12pt" style:font-size-asian="12pt" style:font-size-complex="12pt"/>
    </style:style>
    <style:style style:name="P3" style:family="paragraph" style:parent-style-name="wypunktowanie" style:list-style-name="L2"/>
    <style:style style:name="P4" style:family="paragraph" style:parent-style-name="wypunktowanie" style:list-style-name="L2">
      <style:text-properties fo:color="#000000"/>
    </style:style>
    <style:style style:name="P5" style:family="paragraph" style:parent-style-name="wypunktowanie" style:list-style-name="L6"/>
    <style:style style:name="P6" style:family="paragraph" style:parent-style-name="wypunktowanie" style:list-style-name="L7"/>
    <style:style style:name="P7" style:family="paragraph" style:parent-style-name="wypunktowanie" style:list-style-name="L8"/>
    <style:style style:name="P8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9" style:family="paragraph" style:parent-style-name="akapit_20_standardowy">
      <style:paragraph-properties fo:margin-left="0cm" fo:margin-right="0cm" fo:text-indent="0cm" style:auto-text-indent="false"/>
    </style:style>
    <style:style style:name="T1" style:family="text">
      <style:text-properties style:font-name="Courier 10 Pitch"/>
    </style:style>
    <style:style style:name="T2" style:family="text">
      <style:text-properties style:font-name="Nimbus Sans L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color="#000000"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6 )</text:p>
      <text:p text:style-name="Heading_20_1">4. Wybór i uzasadnienie technologii i narzędzi.</text:p>
      <text:p text:style-name="akapit_20_standardowy">W rozdziale tym <text:span text:style-name="T5">uzasadniam wybór języka programowania, bibliotek dodatkowych i interfejsu użytkownika, następnie uzasadniam wybór środowiska programistycznego, którego użyłem do napisania mojej aplikacji. Na końcu opisuję system kontroli wersji, użyty do zarządzania repozytorium mojego projektu.</text:span></text:p>
      <text:p text:style-name="Heading_20_2">4.1 Wybór i uzasadnienie języka programowania oraz wybór bibliotek dodatkowych</text:p>
      <text:p text:style-name="akapit_20_standardowy">Przy wyborze języka programowania w którym chciałem napisać swoją aplikację kierowałem się wydajnością gotowego kodu, przenośnością między architekturami kodu źródłowego, oraz otwartością kodu źródłowego. Wybrałem język C++ i kompilator g++ (Gnu C++ Compiler), dodatkowo użyłem elementów języka Ruby.</text:p>
      <text:p text:style-name="akapit_20_standardowy">Uzasadniam swój wybór faktem szerokiej dostępności bibliotek użytkowych, w tym obsługujących technologie z których korzystam. Wśród nich są biblioteki:</text:p>
      <text:list text:style-name="L2">
        <text:list-item>
          <text:p text:style-name="P3">Linphone – Biblioteka łącząca wszystkie wymienione poniżej technologie w jedną całość.</text:p>
        </text:list-item>
        <text:list-item>
          <text:p text:style-name="P3">MediaStreamer – Biblioteka do przesyłania strumieni danych multimedialnych dostarczana wraz z pakietem Linphone (<text:a xlink:type="simple" xlink:href="http://www.linphone.org/">http://www.linphone.org/</text:a>).</text:p>
        </text:list-item>
        <text:list-item>
          <text:p text:style-name="P3">ORTP – Biblioteka wspierająca protokół czasu rzeczywistego (Real Time Protocol) dostarczana w pakiecie Linphone.</text:p>
        </text:list-item>
        <text:list-item>
          <text:p text:style-name="P3"><text:span text:style-name="T4">OSIP2 – Biblioteka protokołu SIP – zgodna z RFC-3261. (</text:span><text:a xlink:type="simple" xlink:href="http://savannah.gnu.org/projects/osip">http://savannah.gnu.org/projects/osip</text:a><text:span text:style-name="T4">)</text:span></text:p>
        </text:list-item>
        <text:list-item>
          <text:p text:style-name="P4">oSIP2Parser – Biblioteka dołączana do pakietu OSIP2 – parsująca adresy SIP.</text:p>
        </text:list-item>
        <text:list-item>
          <text:p text:style-name="P3"><text:span text:style-name="T4">Boost – Biblioteka algorytmów i funkcji opartych na STL (Standard Template Library) języka C++ (</text:span><text:a xlink:type="simple" xlink:href="http://boost.org/">http://boost.org/</text:a><text:span text:style-name="T4">).</text:span></text:p>
        </text:list-item>
      </text:list>
      <text:p text:style-name="P9">Nie miałem dostępu do komercyjnych bibliotek z powodu braku środków na zakup licencji. Użycie elementów języka Ruby w mojej aplikacji, ma na celu możliwie najłatwiejszą integrację z projektem Szymona Jeża („Aplikacja internetowa wspomagająca zarządzanie sprzedawcami aktywnymi (telesprzedawcami)”).</text:p>
      <text:p text:style-name="Heading_20_2">4.2 wybór i uzasadnienie biblioteki interfejsu użytkownika</text:p>
      <text:p text:style-name="akapit_20_standardowy">Jednym z elementów których potrzebowałem w zaprogramowaniu mojej aplikacji w C++, są biblioteki oferujące tzw GUI (Graphical User Interface). Pośród szerokiego wyboru różnych rozwiązań, wybrałem trzech kandydatów:</text:p>
      <text:list text:style-name="L6">
        <text:list-item>
          <text:p text:style-name="P5"><text:soft-page-break/>WINGUI.</text:p>
        </text:list-item>
        <text:list-item>
          <text:p text:style-name="P5">GTK2.</text:p>
        </text:list-item>
        <text:list-item>
          <text:p text:style-name="P5">QT4.</text:p>
        </text:list-item>
      </text:list>
      <text:p text:style-name="akapit_20_standardowy">Pierwsza, to jedna z bardziej znanych, na której oparta jest większość aplikacji pod systemy Windows, jej wadą jest głównie brak możliwości natywnego wykorzystania/ uruchomienia w systemach innych niż sam Windows.</text:p>
      <text:p text:style-name="akapit_20_standardowy">Kolejna, to niekomercyjna wydana na licencji GPL i LGPL biblioteka, wywodząca się głównie z systemów zgodnych z systemami standardu POSIX (UNIX, BSD, Linux, MacOS), stworzona by umożliwić dorównanie aplikacjom z graficznym interfejsem użytkownika z tymi w systemach Windows. Jej wadą jest fakt, że została napisana w C i interfejs tej biblioteki także tworzony jest w strukturalnym kodzie C.</text:p>
      <text:p text:style-name="akapit_20_standardowy">Ostatnią biblioteką, która spełniła wszystkie moje oczekiwania była QT4. Biblioteka ta wydana została na podwójnej licencji GPL i LGPL i stawia na niezależność od systemu operacyjnego użytkownika. Oferuje obiektowo zorientowany interfejs i sama napisana jest w C++. W chwili obecnej, natywnie obsługuje ona systemy: Linux, Windows i MacOS oferując przy tym łatwość tworzenia interfejsów podobną do znanego, komercyjnego produktu firmy Borland: C++ Builder.</text:p>
      <text:p text:style-name="akapit_20_standardowy">Biblioteka QT4, składa się z wielu współpracujących ze sobą elementów:</text:p>
      <text:list text:style-name="L7">
        <text:list-item>
          <text:p text:style-name="P6">Designer-QT4 – Aplikacja do graficznego tworzenia interfejsów metodą WYSIWYG.</text:p>
        </text:list-item>
        <text:list-item>
          <text:p text:style-name="P6">UIC-QT4 – skrót od User Interface Compiler – zamienia pliki stworzone przez Designer'a na postać zrozumiałą dla kompilatora języka programowania.</text:p>
        </text:list-item>
        <text:list-item>
          <text:p text:style-name="P6">RCC – skrót od QT Resource Compiler – zamienia pliki map bitowych na postać struktur języka C.</text:p>
        </text:list-item>
        <text:list-item>
          <text:p text:style-name="P6">Qmake-QT4 – Tworzy plik Makefile z pliku projektu.</text:p>
        </text:list-item>
      </text:list>
      <text:p text:style-name="Heading_20_2">4.3 Wybór i uzasadnienie środowiska pracy</text:p>
      <text:p text:style-name="akapit_20_standardowy">Kolejnym aspektem był wybór odpowiedniego środowiska pracy – IDE (Integrated Development Environment).</text:p>
      <text:p text:style-name="akapit_20_standardowy">Rozpatrywałem następujące IDE: Netbeans, Eclipse i GVim</text:p>
      <text:p text:style-name="akapit_20_standardowy">Wybrałem środowisko Netbeans w wersji 6.1.</text:p>
      <text:p text:style-name="akapit_20_standardowy">Swój wybór uzasadniam tym, że od lat używam i cenię sobie produkt firmy SUN Microsystems. Netbeans jest środowiskiem dojrzałym, stabilnym, ciągle rozwijanym, z dostępnością wielu dodatków (wtyczek) pochodzących ze źrodeł niezależnych ( Netbeans Community). Udostepnia dodatkowo większość używanych dziś systemów kontroli wersji (w tym <text:soft-page-break/>Subversion, CVS, Mercurial, SVK i GIT).</text:p>
      <text:p text:style-name="akapit_20_standardowy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akapit_20_standardowy">Co do GVim: okazał się w mojej opinii zbyt ubogi w możliwości (mimo ogromnych ilości dodatków ciągle tworzonych przez członków VIM Community)</text:p>
      <text:p text:style-name="Heading_20_2">4.4 Wybór systemu kontroli wersji</text:p>
      <text:p text:style-name="akapit_20_standardowy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8">
        <text:list-item>
          <text:p text:style-name="P7">GIT jest systemem rozproszonym. Oznacza to, że każda kopia repozytorium jest sama w sobie kompletnym repozytorium. W przeciwieństwie do SVN, GIT nie ma (choć może mieć) jednego głównego repozytorium. (Daje to na przykład możliwość pracy w zespole i wymianę danych lokalnie bez połączenia z siecią Internet)</text:p>
        </text:list-item>
        <text:list-item>
          <text:p text:style-name="P7">Propagowanie porządku w projekcie – mam tu na myśli fakt, iż w katalogu projektu GIT umieszcza ukryty katalog <text:span text:style-name="T2">.git</text:span> tylko raz, w głównym katalogu projektu. Subversion tworzy ukryte katalogi <text:span text:style-name="T2">.svn</text:span> w każdym podfolderze projektu, czego wynikiem może być nieład w repozytorium, szczególnie w przypadku dużych projektów.</text:p>
        </text:list-item>
        <text:list-item>
          <text:p text:style-name="P7">Brak konieczności posiadania dodatkowego oprogramowania <text:span text:style-name="T1">–</text:span> system kontroli GIT, po zainstalowaniu ma gotowe graficzne oraz tekstowe, pełnowartościowe narzędzia. (Należy wspomnieć o tym jak SVN nie potrafi automatycznie dodać nowych plików z drzewa katalogów do projektu bez dodatkowych narzędzi skanujących i wspierających jego działanie.)</text:p>
        </text:list-item>
        <text:list-item>
          <text:p text:style-name="P7">GIT jest bardziej odporny na błędy użytkownika niż SVN. (Przykładem może być sytuacja w której użytkownik projektu SVN spowoduje przypadkowe usunięcie katalogu, zawierającego podfolder <text:span text:style-name="T2">.svn </text:span>)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Header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class="text" style:master-page-name="">
      <style:paragraph-properties fo:line-height="150%" fo:text-align="start" style:justify-single-word="false" style:page-number="auto" fo:background-color="#e6e6e6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text-align="justify" fo:text-align-last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meta:creation-date>2008-05-11T09:57:46</meta:creation-date>
    <dc:creator>Daniel Dettlaff</dc:creator>
    <dc:date>2008-09-09T22:36:57</dc:date>
    <meta:editing-cycles>117</meta:editing-cycles>
    <meta:editing-duration>P1DT6H0M19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3" meta:paragraph-count="39" meta:word-count="812" meta:character-count="6069"/>
  </office:meta>
</office:document-meta>
</file>